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Głosy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ondaż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5" calcext:value-type="float">
            <text:p>15</text:p>
          </table:table-cell>
          <table:table-cell/>
          <table:table-cell table:style-name="ce1" office:value-type="float" office:value="0.4" calcext:value-type="float">
            <text:p>0,4</text:p>
          </table:table-cell>
          <table:table-cell table:style-name="ce1" office:value-type="float" office:value="0.6" calcext:value-type="float">
            <text:p>0,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/>
          <table:table-cell table:formula="of:=SUM([.B$2:.B$3])/SUM([.$B$2:.$C$3])" office:value-type="float" office:value="0.6" calcext:value-type="float">
            <text:p>0,6</text:p>
          </table:table-cell>
          <table:table-cell table:formula="of:=SUM([.C$2:.C$3])/SUM([.$B$2:.$C$3])" office:value-type="float" office:value="0.4" calcext:value-type="float">
            <text:p>0,4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Udział w re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egion w udziale parti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table:formula="of:=[.B2]/SUM([.$B2:.$C2])" office:value-type="float" office:value="0.4" calcext:value-type="float">
            <text:p>0,4</text:p>
          </table:table-cell>
          <table:table-cell table:style-name="ce1" table:formula="of:=[.C2]/SUM([.$B2:.$C2])" office:value-type="float" office:value="0.6" calcext:value-type="float">
            <text:p>0,6</text:p>
          </table:table-cell>
          <table:table-cell office:value-type="float" office:value="1" calcext:value-type="float">
            <text:p>1</text:p>
          </table:table-cell>
          <table:table-cell table:style-name="ce1" table:formula="of:=[.B2]/SUM([.B$2:.B$3])" office:value-type="float" office:value="0.333333333333333" calcext:value-type="float">
            <text:p>0,333333333333333</text:p>
          </table:table-cell>
          <table:table-cell table:style-name="ce1" table:formula="of:=[.C2]/SUM([.C$2:.C$3])" office:value-type="float" office:value="0.75" calcext:value-type="float">
            <text:p>0,7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" table:formula="of:=[.B3]/SUM([.$B3:.$C3])" office:value-type="float" office:value="0.8" calcext:value-type="float">
            <text:p>0,8</text:p>
          </table:table-cell>
          <table:table-cell table:style-name="ce1" table:formula="of:=[.C3]/SUM([.$B3:.$C3])" office:value-type="float" office:value="0.2" calcext:value-type="float">
            <text:p>0,2</text:p>
          </table:table-cell>
          <table:table-cell office:value-type="float" office:value="2" calcext:value-type="float">
            <text:p>2</text:p>
          </table:table-cell>
          <table:table-cell table:style-name="ce1" table:formula="of:=[.B3]/SUM([.B$2:.B$3])" office:value-type="float" office:value="0.666666666666667" calcext:value-type="float">
            <text:p>0,666666666666667</text:p>
          </table:table-cell>
          <table:table-cell table:style-name="ce1" table:formula="of:=[.C3]/SUM([.C$2:.C$3])" office:value-type="float" office:value="0.25" calcext:value-type="float">
            <text:p>0,25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u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table:formula="of:=([.B7]*[.E$2])/SUMPRODUCT([.$B7:.$C7];[.$E$2:.$F$2])" office:value-type="float" office:value="0.307692307692308" calcext:value-type="float">
            <text:p>0,307692307692308</text:p>
          </table:table-cell>
          <table:table-cell table:style-name="ce1" table:formula="of:=([.C7]*[.F$2])/SUMPRODUCT([.$B7:.$C7];[.$E$2:.$F$2])" office:value-type="float" office:value="0.692307692307692" calcext:value-type="float">
            <text:p>0,692307692307692</text:p>
          </table:table-cell>
          <table:table-cell office:value-type="float" office:value="1" calcext:value-type="float">
            <text:p>1</text:p>
          </table:table-cell>
          <table:table-cell table:style-name="ce1" table:formula="of:=[.E7]*[.E$2]/SUMPRODUCT([.$E$2:.$F$2];[.$E7:.$F7])" office:value-type="float" office:value="0.228571428571428" calcext:value-type="float">
            <text:p>0,228571428571428</text:p>
          </table:table-cell>
          <table:table-cell table:style-name="ce1" table:formula="of:=[.F7]*[.F$2]/SUMPRODUCT([.$E$2:.$F$2];[.$E7:.$F7])" office:value-type="float" office:value="0.771428571428572" calcext:value-type="float">
            <text:p>0,77142857142857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" table:formula="of:=([.B8]*[.E$2])/SUMPRODUCT([.$B8:.$C8];[.$E$2:.$F$2])" office:value-type="float" office:value="0.727272727272727" calcext:value-type="float">
            <text:p>0,727272727272727</text:p>
          </table:table-cell>
          <table:table-cell table:style-name="ce1" table:formula="of:=([.C8]*[.F$2])/SUMPRODUCT([.$B8:.$C8];[.$E$2:.$F$2])" office:value-type="float" office:value="0.272727272727273" calcext:value-type="float">
            <text:p>0,272727272727273</text:p>
          </table:table-cell>
          <table:table-cell office:value-type="float" office:value="2" calcext:value-type="float">
            <text:p>2</text:p>
          </table:table-cell>
          <table:table-cell table:style-name="ce1" table:formula="of:=[.E8]*[.E$2]/SUMPRODUCT([.$E$2:.$F$2];[.$E8:.$F8])" office:value-type="float" office:value="0.64" calcext:value-type="float">
            <text:p>0,64</text:p>
          </table:table-cell>
          <table:table-cell table:style-name="ce1" table:formula="of:=[.F8]*[.F$2]/SUMPRODUCT([.$E$2:.$F$2];[.$E8:.$F8])" office:value-type="float" office:value="0.36" calcext:value-type="float">
            <text:p>0,3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9">00.00.0000</text:date>, <text:time style:data-style-name="N2" text:time-value="21:08:42.684183855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6-29T20:46:10.988476048</meta:creation-date>
    <dc:date>2020-06-29T21:10:56.038351623</dc:date>
    <meta:editing-duration>PT2M43S</meta:editing-duration>
    <meta:editing-cycles>2</meta:editing-cycles>
    <meta:generator>LibreOffice/6.3.5.2$Linux_X86_64 LibreOffice_project/30$Build-2</meta:generator>
    <meta:document-statistic meta:table-count="1" meta:cell-count="52" meta:object-count="0"/>
  </office:meta>
</office:document-meta>
</file>